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69db3" officeooo:paragraph-rsid="00069db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069db3" officeooo:paragraph-rsid="00069db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069db3" officeooo:paragraph-rsid="00069db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fo:font-weight="normal" officeooo:rsid="00069db3" officeooo:paragraph-rsid="00069db3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text-properties fo:font-size="18pt" fo:font-weight="normal" officeooo:rsid="0006a4de" officeooo:paragraph-rsid="0006a4de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bold" officeooo:rsid="0006a4de" officeooo:paragraph-rsid="0006a4de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normal" officeooo:rsid="0006a4de" officeooo:paragraph-rsid="0006a4de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8pt" fo:font-weight="normal" officeooo:rsid="0007229d" officeooo:paragraph-rsid="0006a4de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bold" officeooo:rsid="0006a4de" officeooo:paragraph-rsid="0007229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normal" officeooo:rsid="0007229d" officeooo:paragraph-rsid="0007229d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Liberation Serif'" style:font-family-generic="roman" style:font-family-asian="'Liberation Serif'" style:font-family-generic-asian="roman" style:font-family-complex="'Liberation Serif'" style:font-family-generic-complex="roman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fo:font-weight="bold" officeooo:rsid="0006a4de" style:font-weight-asian="bold" style:font-weight-complex="bold"/>
    </style:style>
    <style:style style:name="T6" style:family="text">
      <style:text-properties officeooo:rsid="0007229d"/>
    </style:style>
    <style:style style:name="T7" style:family="text">
      <style:text-properties fo:font-weight="normal" officeooo:rsid="0007229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урылев Иван Теория №6</text:p>
      <text:p text:style-name="P1"/>
      <text:p text:style-name="P1"/>
      <text:p text:style-name="P1"/>
      <text:p text:style-name="P2">1)<text:span text:style-name="T1"> Предел функции в точке</text:span></text:p>
      <text:p text:style-name="P2"/>
      <text:p text:style-name="P2">Предел функции f(x) в точке а =x <text:s text:c="2"/>— это <text:s/>число b , что для любого (eps &gt; 0) существует delta &gt; 0, такое что при всех выполняется неравенство</text:p>
      <text:p text:style-name="P3">|f(x) - b| &lt; b</text:p>
      <text:p text:style-name="P3">и</text:p>
      <text:p text:style-name="P3">0&lt;|x-a| &lt;delta</text:p>
      <text:p text:style-name="P2">Обозначается как</text:p>
      <text:p text:style-name="P3">lim_{x <text:span text:style-name="T2">→</text:span>a} <text:s/>f(x) = b</text:p>
      <text:p text:style-name="P2"/>
      <text:p text:style-name="P1">2) Определение производной через предел</text:p>
      <text:p text:style-name="P1">f’(a) = lim<text:span text:style-name="T3">h=0</text:span><text:span text:style-name="T4"> (f(a+h)-f(a))/h</text:span></text:p>
      <text:p text:style-name="P2">3) <text:span text:style-name="T1">Запишите уравнение касательной прямой.</text:span></text:p>
      <text:p text:style-name="P4">g(a) = f(a)+f’(a)*(x-a)</text:p>
      <text:p text:style-name="P2"/>
      <text:p text:style-name="P2">4<text:span text:style-name="T1">) Сформулируйте теорему Лагранжа о хорде и касательно</text:span><text:span text:style-name="T5">й</text:span></text:p>
      <text:p text:style-name="P5">Для любой хорды</text:p>
      <text:p text:style-name="P5">Если y=f(x), то для любой хорды есть точка в которой касательная паралельна этой хорде.</text:p>
      <text:p text:style-name="P6">5) <text:s/>Сформулируйте и докажите теорему о дифференцировании произведения двух функций</text:p>
      <text:p text:style-name="P6"/>
      <text:p text:style-name="P6">6) Сформулируйте и докажите теорему о дифференцировании обратной функции</text:p>
      <text:p text:style-name="P7">Так как из существованаия производной следует непрерывность, дифференцирование допустимо.но требуется обращать внимание на область определения производной обратной функции.(пример arcsin(x)’ <text:soft-page-break/>= 1/sqrt(1-sin^2(x)) ).<text:span text:style-name="T6">А также учитывать что производная изначальной не должна равнят</text:span></text:p>
      <text:p text:style-name="P7"/>
      <text:p text:style-name="P6">7) Сформулируйте и докажите правило дифференцирования функции tan u(x).</text:p>
      <text:p text:style-name="P6">-<text:span text:style-name="T6">1 </text:span><text:span text:style-name="T7">проверка является ли u(x) дифференцируемой.</text:span></text:p>
      <text:p text:style-name="P8">- d/dx tan(u(x)) =d/dx (sin u(x)/cos u(x)), далее по правилу дифференцирования частного.</text:p>
      <text:p text:style-name="P6">8) Сформулируйте и докажите правило дифференцирования функции arctan u(x).</text:p>
      <text:p text:style-name="P9">-<text:span text:style-name="T6">1 </text:span><text:span text:style-name="T7">проверка является ли u(x) дифференцируемой.</text:span></text:p>
      <text:p text:style-name="P10">- произодная арктангенса умноженая на u’(x) =&gt; u’(x) / 1+u^2(x)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01:43:19.815617780</meta:creation-date>
    <meta:print-date>2026-03-26T01:56:19.691530933</meta:print-date>
    <meta:printed-by>PDF files</meta:printed-by>
    <dc:date>2026-03-26T02:12:00.041873686</dc:date>
    <meta:editing-duration>PT7M46S</meta:editing-duration>
    <meta:editing-cycles>1</meta:editing-cycles>
    <meta:document-statistic meta:table-count="0" meta:image-count="0" meta:object-count="0" meta:page-count="2" meta:paragraph-count="24" meta:word-count="194" meta:character-count="1362" meta:non-whitespace-character-count="1185"/>
    <meta:generator>LibreOffice/25.8.5.2$Linux_X86_64 LibreOffice_project/580$Build-2</meta:generator>
  </office:meta>
</office:document-meta>
</file>